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>
            <draw:frame table:end-cell-address="Ark1.R32" table:end-x="0.893cm" table:end-y="0.161cm" draw:z-index="0" draw:style-name="gr1" svg:width="34.675cm" svg:height="14.054cm" svg:x="0.09cm" svg:y="0.107cm">
              <draw:object draw:notify-on-update-of-ranges="Ark1.A1:Ark1.A256 Ark1.B1:Ark1.B2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4">
            <text:p>35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6">
            <text:p>33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9">
            <text:p>32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56">
            <text:p>35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1">
            <text:p>33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9">
            <text:p>349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77">
            <text:p>377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24">
            <text:p>32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69">
            <text:p>36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56">
            <text:p>35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68">
            <text:p>36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8">
            <text:p>38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31">
            <text:p>33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9">
            <text:p>349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69">
            <text:p>36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19">
            <text:p>31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49">
            <text:p>34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70">
            <text:p>37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49">
            <text:p>34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31">
            <text:p>33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54">
            <text:p>35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70">
            <text:p>37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71">
            <text:p>37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77">
            <text:p>377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36">
            <text:p>33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36">
            <text:p>33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65">
            <text:p>365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54">
            <text:p>35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70">
            <text:p>37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72">
            <text:p>37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21">
            <text:p>32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29">
            <text:p>329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4">
            <text:p>32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56">
            <text:p>356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1">
            <text:p>33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24">
            <text:p>32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21">
            <text:p>32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49">
            <text:p>34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36">
            <text:p>336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56">
            <text:p>35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/>
          <table:table-cell table:formula="of:=SUM([.B1:.B256])" office:value-type="float" office:value="87372">
            <text:p>87372</text:p>
          </table:table-cell>
          <table:table-cell/>
        </table:table-row>
        <table:table-row table:style-name="ro1">
          <table:table-cell/>
          <table:table-cell table:formula="of:=[.B260]/256/[.B257]" office:value-type="float" office:value="0.894165178775809">
            <text:p>0,894165178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float" office:value="20000000">
            <text:p>20000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-10-2012</text:date>, <text:time>22:12:5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1T22:12:51.60</dc:date>
    <meta:document-statistic meta:table-count="1" meta:cell-count="515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676cm" svg:height="14.055cm" xlink:href=".." xlink:type="simple" chart:class="chart:bar" chart:style-name="ch1">
        <chart:legend chart:legend-position="end" svg:x="32.279cm" svg:y="6.719cm" chart:style-name="ch2"/>
        <chart:plot-area chart:style-name="ch3" table:cell-range-address="Ark1.A1:Ark1.B256" chart:data-source-has-labels="column" svg:x="1.143cm" svg:y="1.259cm" svg:width="29.75cm" svg:height="12.095cm">
          <chartooo:coordinate-region svg:x="1.95cm" svg:y="1.471cm" svg:width="28.72cm" svg:height="10.786cm"/>
          <chart:axis chart:dimension="x" chart:name="primary-x" chart:style-name="ch4">
            <chart:categories table:cell-range-address="Ark1.A1:Ark1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B1:Ark1.B256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Ark1.A1:Ark1.A256</svg:desc>
                </draw:g>
              </table:table-cell>
              <table:table-cell office:value-type="float" office:value="317">
                <text:p>317</text:p>
                <draw:g>
                  <svg:desc>Ark1.B1:Ark1.B256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